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46in" fo:margin-left="0.009in" fo:margin-right="0.0014in" table:align="margins"/>
    </style:style>
    <style:style style:name="Table1.A" style:family="table-column">
      <style:table-column-properties style:column-width="1.8306in" style:rel-column-width="17349*"/>
    </style:style>
    <style:style style:name="Table1.B" style:family="table-column">
      <style:table-column-properties style:column-width="0.3646in" style:rel-column-width="3455*"/>
    </style:style>
    <style:style style:name="Table1.C" style:family="table-column">
      <style:table-column-properties style:column-width="0.3493in" style:rel-column-width="3310*"/>
    </style:style>
    <style:style style:name="Table1.D" style:family="table-column">
      <style:table-column-properties style:column-width="2.834in" style:rel-column-width="26860*"/>
    </style:style>
    <style:style style:name="Table1.E" style:family="table-column">
      <style:table-column-properties style:column-width="0.3396in" style:rel-column-width="3218*"/>
    </style:style>
    <style:style style:name="Table1.F" style:family="table-column">
      <style:table-column-properties style:column-width="0.4028in" style:rel-column-width="3817*"/>
    </style:style>
    <style:style style:name="Table1.G" style:family="table-column">
      <style:table-column-properties style:column-width="0.4146in" style:rel-column-width="3929*"/>
    </style:style>
    <style:style style:name="Table1.H" style:family="table-column">
      <style:table-column-properties style:column-width="0.3625in" style:rel-column-width="3435*"/>
    </style:style>
    <style:style style:name="Table1.I" style:family="table-column">
      <style:table-column-properties style:column-width="0.0174in" style:rel-column-width="162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B1" style:family="table-cell">
      <style:table-cell-properties fo:padding="0.0201in" fo:border-left="none" fo:border-right="none" fo:border-top="none" fo:border-bottom="0.0007in solid #000000"/>
    </style:style>
    <style:style style:name="Table1.D2" style:family="table-cell">
      <style:table-cell-properties fo:background-color="transparent" fo:padding="0.0201in" fo:border-left="none" fo:border-right="none" fo:border-top="none" fo:border-bottom="0.0007in solid #000000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fo:padding="0in" fo:border="none"/>
    </style:style>
    <style:style style:name="Table2" style:family="table">
      <style:table-properties style:width="6.9146in" fo:margin-left="0in" table:align="left"/>
    </style:style>
    <style:style style:name="Table2.A" style:family="table-column">
      <style:table-column-properties style:column-width="1.8306in"/>
    </style:style>
    <style:style style:name="Table2.B" style:family="table-column">
      <style:table-column-properties style:column-width="0.3597in"/>
    </style:style>
    <style:style style:name="Table2.C" style:family="table-column">
      <style:table-column-properties style:column-width="0.3535in"/>
    </style:style>
    <style:style style:name="Table2.D" style:family="table-column">
      <style:table-column-properties style:column-width="2.8389in"/>
    </style:style>
    <style:style style:name="Table2.E" style:family="table-column">
      <style:table-column-properties style:column-width="0.3375in"/>
    </style:style>
    <style:style style:name="Table2.F" style:family="table-column">
      <style:table-column-properties style:column-width="0.4021in"/>
    </style:style>
    <style:style style:name="Table2.G" style:family="table-column">
      <style:table-column-properties style:column-width="0.416in"/>
    </style:style>
    <style:style style:name="Table2.H" style:family="table-column">
      <style:table-column-properties style:column-width="0.3764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3723238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3723273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372329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36958544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37319632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3731822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145486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303001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303808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294790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302940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303768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37333104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3737758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37381168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400361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37345152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text:id="ct3737876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400155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729779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726819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400337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7396944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37232384"/>start_date<text:change-end text:change-id="ct37232384"/> au <text:change-start text:change-id="ct37232736"/>end_date<text:change-end text:change-id="ct37232736"/></text:p>
      <text:p text:style-name="Standard">Représentant : <text:change-start text:change-id="ct37232928"/>representant_nom<text:change-end text:change-id="ct37232928"/></text:p>
      <text:p text:style-name="Standard">Type de client : <text:change-start text:change-id="ct36958544"/>type_client<text:change-end text:change-id="ct36958544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B1" table:number-rows-spanned="2" office:value-type="string">
              <text:p text:style-name="P10">Fact#</text:p>
            </table:table-cell>
            <table:table-cell table:style-name="Table1.B1" table:number-rows-spanned="2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.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B1" office:value-type="string">
              <text:p text:style-name="P12"><text:s text:c="4"/>Type de vin</text:p>
            </table:table-cell>
            <table:covered-table-cell/>
            <table:covered-table-cell/>
            <table:table-cell table:style-name="Table1.D2" office:value-type="string">
              <text:p text:style-name="P13">Format</text:p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>Qté (cs)</text:p>
            </table:table-cell>
            <table:table-cell table:style-name="Table1.B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37319632"/>item['top'][0]<text:change-end text:change-id="ct37319632"/></text:p>
                </table:table-cell>
                <table:table-cell table:style-name="Table2.A1" office:value-type="string">
                  <text:p text:style-name="P3"><text:change-start text:change-id="ct37318224"/>item['top'][1]<text:change-end text:change-id="ct37318224"/></text:p>
                </table:table-cell>
                <table:table-cell table:style-name="Table2.A1" office:value-type="string">
                  <text:p text:style-name="P5"><text:change-start text:change-id="ct41454864"/>item['top'][2]<text:change-end text:change-id="ct41454864"/></text:p>
                </table:table-cell>
                <table:table-cell table:style-name="Table2.A1" office:value-type="string">
                  <text:p text:style-name="P7"><text:change-start text:change-id="ct43030016"/>item['top'][3]<text:change-end text:change-id="ct43030016"/></text:p>
                </table:table-cell>
                <table:table-cell table:style-name="Table2.A1" office:value-type="string">
                  <text:p text:style-name="P2"><text:change-start text:change-id="ct43038080"/>item['top'][4]<text:change-end text:change-id="ct43038080"/></text:p>
                </table:table-cell>
                <table:table-cell table:style-name="Table2.A1" office:value-type="string">
                  <text:p text:style-name="P2"><text:change-start text:change-id="ct42947904"/>item['top'][5]<text:change-end text:change-id="ct42947904"/></text:p>
                </table:table-cell>
                <table:table-cell table:style-name="Table2.A1" office:value-type="string">
                  <text:p text:style-name="P2"><text:change-start text:change-id="ct43029408"/>item['top'][6]<text:change-end text:change-id="ct43029408"/></text:p>
                </table:table-cell>
                <table:table-cell table:style-name="Table2.A1" office:value-type="string">
                  <text:p text:style-name="P2"><text:change-start text:change-id="ct43037680"/>item['top'][7]<text:change-end text:change-id="ct43037680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s text:c="4"/><text:change-start text:change-id="ct37333104"/>sub[0]<text:change-end text:change-id="ct37333104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covered-table-cell/>
                <table:table-cell table:style-name="Table2.A1" office:value-type="string">
                  <text:p text:style-name="P2"><text:change-start text:change-id="ct37377584"/>sub[1]<text:change-end text:change-id="ct3737758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37381168"/>sub[2]<text:change-end text:change-id="ct37381168"/></text:p>
                </table:table-cell>
                <table:table-cell table:style-name="Table2.A1" office:value-type="string">
                  <text:p text:style-name="P2"><text:change-start text:change-id="ct34003616"/>sub[3]<text:change-end text:change-id="ct34003616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37345152"/>item['bottom']<text:change-end text:change-id="ct37345152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37378768"/>totals[0]<text:change-end text:change-id="ct37378768"/></text:p>
          </table:table-cell>
          <table:table-cell table:style-name="Table4.A1" office:value-type="string">
            <text:p text:style-name="P9"><text:change-start text:change-id="ct34001552"/>totals[1]<text:change-end text:change-id="ct34001552"/></text:p>
          </table:table-cell>
          <table:table-cell table:style-name="Table4.A1" office:value-type="string">
            <text:p text:style-name="P9"><text:change-start text:change-id="ct37297792"/>totals[2]<text:change-end text:change-id="ct37297792"/></text:p>
          </table:table-cell>
          <table:table-cell table:style-name="Table4.A1" office:value-type="string">
            <text:p text:style-name="P9"><text:change-start text:change-id="ct37268192"/>totals[3]<text:change-end text:change-id="ct37268192"/></text:p>
          </table:table-cell>
          <table:table-cell table:style-name="Table4.A1" office:value-type="string">
            <text:p text:style-name="P9"><text:change-start text:change-id="ct34003376"/>totals[4]<text:change-end text:change-id="ct34003376"/></text:p>
          </table:table-cell>
          <table:table-cell table:style-name="Table4.A1" office:value-type="string">
            <text:p text:style-name="P9"><text:change-start text:change-id="ct37396944"/>totals[5]<text:change-end text:change-id="ct3739694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13T11:28:59</dc:date>
    <meta:editing-duration>PT10H09M47S</meta:editing-duration>
    <meta:editing-cycles>103</meta:editing-cycles>
    <meta:generator>OpenOffice.org/3.2$Unix OpenOffice.org_project/320m12$Build-9483</meta:generator>
    <dc:creator>Christian Jauvin</dc:creator>
    <meta:document-statistic meta:table-count="3" meta:image-count="0" meta:object-count="0" meta:page-count="1" meta:paragraph-count="43" meta:word-count="62" meta:character-count="469"/>
  </office:meta>
</office:document-meta>
</file>